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Arial Narrow" svg:font-family="'Arial Narrow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893cm" style:rel-column-width="1073*"/>
    </style:style>
    <style:style style:name="Table2.B" style:family="table-column">
      <style:table-column-properties style:column-width="3.022cm" style:rel-column-width="171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eitenwechsel">
      <style:paragraph-properties fo:break-before="page"/>
    </style:style>
    <style:style style:name="P2" style:family="paragraph" style:parent-style-name="Standard">
      <style:text-properties officeooo:paragraph-rsid="000e363c"/>
    </style:style>
    <style:style style:name="P3" style:family="paragraph" style:parent-style-name="Heading_20_1">
      <style:text-properties officeooo:paragraph-rsid="0010d119"/>
    </style:style>
    <style:style style:name="P4" style:family="paragraph" style:parent-style-name="Kleingedrucktes">
      <style:text-properties officeooo:rsid="0012e99e" officeooo:paragraph-rsid="0012e99e"/>
    </style:style>
    <style:style style:name="T1" style:family="text">
      <style:text-properties officeooo:rsid="000e363c"/>
    </style:style>
    <style:style style:name="T2" style:family="text">
      <style:text-properties officeooo:rsid="000f5c69"/>
    </style:style>
    <style:style style:name="T3" style:family="text">
      <style:text-properties officeooo:rsid="0010d119"/>
    </style:style>
    <style:style style:name="T4" style:family="text">
      <style:text-properties officeooo:rsid="0016289d"/>
    </style:style>
    <style:style style:name="T5" style:family="text">
      <style:text-properties officeooo:rsid="001721e6"/>
    </style:style>
    <style:style style:name="T6" style:family="text">
      <style:text-properties officeooo:rsid="00182b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malltalkCode">me at: #<text:span text:style-name="T2">schedulesData</text:span> do: [:<text:bookmark-start text:name="__DdeLink__1418_258186657"/><text:span text:style-name="T2">schedule</text:span>Data<text:bookmark-end text:name="__DdeLink__1418_258186657"/> |<text:line-break/>me unlessFirstPage: [</text:p>
      <text:p text:style-name="P1"/>
      <text:p text:style-name="SmalltalkCode">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-start text:name="__DdeLink__126181_1029396122"/><text:bookmark-start text:name="__DdeLink__124960_1029396122"/><text:bookmark-start text:name="__DdeLink__120345_1029396122"/><text:span text:style-name="SmalltalkLiteral"><text:span text:style-name="T1">me report drawSchoolLogo</text:span></text:span><text:bookmark-end text:name="__DdeLink__126181_1029396122"/><text:bookmark-end text:name="__DdeLink__124960_1029396122"/><text:bookmark-end text:name="__DdeLink__120345_1029396122"/></text:p>
          </table:table-cell>
          <table:table-cell table:style-name="Tabelle1.B1" office:value-type="string">
            <text:p text:style-name="Semester"><text:span text:style-name="SmalltalkValue">me@#period</text:span></text:p>
          </table:table-cell>
        </table:table-row>
      </table:table>
      <text:h text:style-name="P3" text:outline-level="1"><text:span text:style-name="SmalltalkValue"><text:span text:style-name="T2">schedule</text:span></text:span><text:span text:style-name="SmalltalkValue">Data</text:span><text:span text:style-name="SmalltalkValue"><text:span text:style-name="T3">@</text:span></text:span><text:span text:style-name="SmalltalkValue">#name</text:span></text:h>
      <table:table table:name="Table2" table:style-name="Table2">
        <table:table-column table:style-name="Table2.A"/>
        <table:table-column table:style-name="Table2.B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Heading">Montag</text:p>
          </table:table-cell>
          <table:table-cell table:style-name="Table2.A1" office:value-type="string">
            <text:p text:style-name="Table_20_Heading">Dienstag</text:p>
          </table:table-cell>
          <table:table-cell table:style-name="Table2.A1" office:value-type="string">
            <text:p text:style-name="Table_20_Heading">Mittwoch</text:p>
          </table:table-cell>
          <table:table-cell table:style-name="Table2.A1" office:value-type="string">
            <text:p text:style-name="Table_20_Heading">Donnerstag</text:p>
          </table:table-cell>
          <table:table-cell table:style-name="Table2.F1" office:value-type="string">
            <text:p text:style-name="Table_20_Heading">Freitag</text:p>
          </table:table-cell>
        </table:table-row>
        <table:table-row>
          <table:table-cell table:style-name="Table2.A2" table:number-columns-spanned="6" office:value-type="string">
            <text:p text:style-name="SmalltalkCode"><text:span text:style-name="T2">schedule</text:span>Data at: #lessons do: [:lesson |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Stuplazelle"><text:span text:style-name="SmalltalkValue">lesson@#zeit</text:span></text:p>
          </table:table-cell>
          <table:table-cell table:style-name="Table2.A3" office:value-type="string">
            <text:p text:style-name="Stuplazelle"><text:span text:style-name="SmalltalkValue">lesson@#montag</text:span></text:p>
          </table:table-cell>
          <table:table-cell table:style-name="Table2.A3" office:value-type="string">
            <text:p text:style-name="Stuplazelle"><text:span text:style-name="SmalltalkValue">lesson@#dienstag</text:span></text:p>
          </table:table-cell>
          <table:table-cell table:style-name="Table2.A3" office:value-type="string">
            <text:p text:style-name="Stuplazelle"><text:span text:style-name="SmalltalkValue">lesson@#mittwoch</text:span></text:p>
          </table:table-cell>
          <table:table-cell table:style-name="Table2.A3" office:value-type="string">
            <text:p text:style-name="Stuplazelle"><text:span text:style-name="SmalltalkValue">lesson@#donnerstag</text:span></text:p>
          </table:table-cell>
          <table:table-cell table:style-name="Table2.A2" office:value-type="string">
            <text:p text:style-name="Stuplazelle"><text:span text:style-name="SmalltalkValue">lesson@#freitag</text:span></text:p>
          </table:table-cell>
        </table:table-row>
        <table:table-row>
          <table:table-cell table:style-name="Table2.A2" table:number-columns-spanned="6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4">Format</text:span> <text:span text:style-name="T4">der</text:span> <text:span text:style-name="T5">Lektionen ist</text:span> <text:span text:style-name="T5">die v</text:span>erallgemeinerte, nicht vereinfachte <text:span text:style-name="T5">Form: SuS Fach [Fachtyp] Lehrperson Zimmer</text:span>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Arial Narrow" svg:font-family="'Arial Narrow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3pt" style:font-weight-asian="normal" style:font-weight-complex="normal"/>
    </style:style>
    <style:style style:name="SmalltalkLiteral" style:family="paragraph" style:parent-style-name="SmalltalkCode" style:master-page-name="">
      <loext:graphic-properties draw:fill="solid" draw:fill-color="#ff6633" draw:opacity="100%"/>
      <style:paragraph-properties style:page-number="auto" fo:background-color="#ff6633"/>
      <style:text-properties fo:font-size="6pt" style:font-weight-asian="normal" style:font-weight-complex="normal"/>
    </style:style>
    <style:style style:name="Stuplazelle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 Narrow" fo:font-family="'Arial Narrow'" style:font-style-name="Standard" style:font-family-generic="swiss" style:font-pitch="variable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</style:style>
    <style:style style:name="Kleingedrucktes" style:family="paragraph" style:parent-style-name="Text_20_body" style:master-page-name="">
      <style:paragraph-properties fo:margin-top="0.101cm" fo:margin-bottom="0.21cm" loext:contextual-spacing="false" fo:text-align="start" style:justify-single-word="false" style:page-number="auto" style:writing-mode="lr-tb"/>
      <style:text-properties fo:color="#808080" style:font-name="Arial Narrow" fo:font-family="'Arial Narrow'" style:font-style-name="Standard" style:font-family-generic="swiss" style:font-pitch="variable" fo:font-size="7pt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text-underline-style="dotted" style:text-underline-width="auto" style:text-underline-color="font-color" fo:background-color="#99ccff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meta:initial-creator>david</meta:initial-creator>
    <meta:creation-date>2007-06-15T00:05:44</meta:creation-date>
    <dc:date>2017-12-11T13:36:42.845548000</dc:date>
    <dc:language>en-AU</dc:language>
    <meta:editing-cycles>58</meta:editing-cycles>
    <meta:editing-duration>PT12H27M3S</meta:editing-duration>
    <dc:creator>Andreas Brodbeck</dc:creator>
    <meta:document-statistic meta:table-count="2" meta:image-count="0" meta:object-count="0" meta:page-count="2" meta:paragraph-count="20" meta:word-count="48" meta:character-count="397" meta:non-whitespace-character-count="369"/>
    <meta:user-defined meta:name="Info 1"/>
    <meta:user-defined meta:name="Info 2"/>
    <meta:user-defined meta:name="Info 3"/>
    <meta:user-defined meta:name="Info 4"/>
  </office:meta>
</office:document-meta>
</file>